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2.34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868cm" fo:break-before="auto" style:use-optimal-row-height="true"/>
    </style:style>
    <style:style style:name="ro8" style:family="table-row">
      <style:table-row-properties style:row-height="3.974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473cm" fo:break-before="auto" style:use-optimal-row-height="true"/>
    </style:style>
    <style:style style:name="ro11" style:family="table-row">
      <style:table-row-properties style:row-height="3.106cm" fo:break-before="auto" style:use-optimal-row-height="true"/>
    </style:style>
    <style:style style:name="ro12" style:family="table-row">
      <style:table-row-properties style:row-height="1.637cm" fo:break-before="auto" style:use-optimal-row-height="true"/>
    </style:style>
    <style:style style:name="ro13" style:family="table-row">
      <style:table-row-properties style:row-height="5.41cm" fo:break-before="auto" style:use-optimal-row-height="true"/>
    </style:style>
    <style:style style:name="ro14" style:family="table-row">
      <style:table-row-properties style:row-height="3.217cm" fo:break-before="auto" style:use-optimal-row-height="true"/>
    </style:style>
    <style:style style:name="ro15" style:family="table-row">
      <style:table-row-properties style:row-height="3.743cm" fo:break-before="auto" style:use-optimal-row-height="true"/>
    </style:style>
    <style:style style:name="ro16" style:family="table-row">
      <style:table-row-properties style:row-height="1.9cm" fo:break-before="auto" style:use-optimal-row-height="true"/>
    </style:style>
    <style:style style:name="ro17"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background-color="#ffff99"/>
      <style:text-properties fo:font-size="15pt" style:font-size-asian="15pt" style:font-size-complex="15pt"/>
    </style:style>
    <style:style style:name="ce9"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0"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1"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12"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3"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4" style:family="table-cell" style:parent-style-name="Default" style:data-style-name="N112">
      <style:table-cell-properties fo:background-color="#ffff99"/>
      <style:text-properties fo:font-size="14pt" style:font-size-asian="14pt" style:font-size-complex="14pt"/>
    </style:style>
    <style:style style:name="ce15"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16" style:family="table-cell" style:parent-style-name="Default">
      <style:text-properties fo:font-size="15pt" style:font-size-asian="15pt" style:font-size-complex="15pt"/>
    </style:style>
    <style:style style:name="T1" style:family="text">
      <style:text-properties style:font-name="Tahoma" style:font-name-asian="Tahoma"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16"/>
        <table:table-column table:style-name="co11" table:default-cell-style-name="ce3"/>
        <table:table-column table:style-name="co10" table:number-columns-repeated="1010" table:default-cell-style-name="ce3"/>
        <table:table-row table:style-name="ro1">
          <table:table-cell table:style-name="ce1" table:formula="of:=CONCATENATE(&quot;(&quot;;MAX(a#ref!:a#ref!);&quot;)&quot;)" office:value-type="string" office:string-value="エラー:508">
            <text:p>エラー:508</text:p>
          </table:table-cell>
          <table:table-cell table:style-name="ce4"/>
          <table:table-cell table:style-name="ce5" office:value-type="string">
            <text:p>entry</text:p>
          </table:table-cell>
          <table:table-cell table:style-name="ce8"/>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4"/>
          <table:table-cell office:value-type="string">
            <text:p>*</text:p>
          </table:table-cell>
          <table:table-cell table:number-columns-repeated="1010"/>
        </table:table-row>
        <table:table-row table:style-name="ro2">
          <table:table-cell table:style-name="ce2"/>
          <table:table-cell table:style-name="ce2" office:value-type="float" office:value="1">
            <text:p>1</text:p>
          </table:table-cell>
          <table:table-cell table:style-name="ce6" office:value-type="date" office:date-value="2021-11-07T11:35:42.24">
            <text:p>1107</text:p>
          </table:table-cell>
          <table:table-cell table:style-name="ce9" office:value-type="string">
            <text:p>k-1</text:p>
          </table:table-cell>
          <table:table-cell table:style-name="ce10" office:value-type="string" table:number-columns-spanned="3" table:number-rows-spanned="1">
            <text:p>두 마리. (1) 어제는 일이 했다. 대나무 피리를 불고 난 후, 짧은 잠을 취했다. 일어났을 때 칠시 사십오 분이었다. 그러면, 공원으로 먹이주기. (2) 고체를 준 후 크로가 지상에 내려왔다. &lt;2&gt; 마사지를 했었으면, 미케도 왔다. &lt;3&gt; 잠시 평평자리 근처에서 모두 앉아고 있었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table-cell table:style-name="ce2" table:formula="of:=[.B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szósty listopada, pierwszy tydzień, jedenasty miesiąc.</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ćwiczenie podstawowe, tzn., dźwięki `o-tu`-u i `kan`-u. (2) a także, `dai-kan`</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table-cell table:style-name="ce2" table:formula="of:=[.B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1）白天工作。就斯托克斯定理，常时思考。（2）该定理的特点，对我来说，看起来，从曲面积分改变到曲线积分。（3）做这样，你可以节省工作量，而且甚至，可以做这些以前不可以的工作了。</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table-cell table:style-name="ce2" table:formula="of:=[.B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зараба'тывайте[earn-money на фо'рексе. (2) Вместо, сосредото'читься[focus на математике. (3) Разве не было бы более воодушевля'ющим[inspiring для других? ,</text:p>
          </table:table-cell>
          <table:covered-table-cell table:number-columns-repeated="2" table:style-name="ce11"/>
          <table:table-cell table:style-name="ce12"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08T09:16:10.39">
            <text:p>1108</text:p>
          </table:table-cell>
          <table:table-cell table:style-name="ce9" office:value-type="string">
            <text:p>k-1</text:p>
          </table:table-cell>
          <table:table-cell table:style-name="ce10" office:value-type="string" table:number-columns-spanned="3" table:number-rows-spanned="1">
            <text:p>먼저 크로만. (1) 미케는 크로가 나머지있던 <text:s/>봉지 절반분의 페이스트를 먹기시작한 무렵 돌출 근처의 울타리 안에서 나왔다. (2) 조금 헤매었지만, 봉지 한 개 전부 주었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siódmy listopada, ostatni dzień tygodnia, pierwszy tydzień, jedenasty miesiąc. / pogoda, ładna. nie zimno. chmury na niebie.</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nowe styl trylu. stukanie[tapping palcem, dwukrotnie, zamiast[instead-of jednego razy.</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table-cell table:style-name="ce2" table:formula="of:=[.B9]+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又一次，学习一条方程。被称为`欧拉－拉格朗日方程`。（2）过程是，从设立一块泛函的阶段，到导出该方程。（3）下次呢，希望学习，再一次，用该方程如何导出所谓`最速降线`。</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7">
          <table:table-cell table:style-name="ce2"/>
          <table:table-cell table:style-name="ce2" table:formula="of:=[.B10]+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иссле'дования в о'бласти те&lt;e&gt;оло'гии. и, его разьясне'ние[elucidation;解明.</text:p>
          </table:table-cell>
          <table:covered-table-cell table:number-columns-repeated="2" table:style-name="ce11"/>
          <table:table-cell table:style-name="ce12"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8">
          <table:table-cell table:style-name="ce2" table:number-columns-repeated="2"/>
          <table:table-cell table:style-name="ce6" office:value-type="date" office:date-value="2021-11-09T09:14:52.4">
            <text:p>1109</text:p>
          </table:table-cell>
          <table:table-cell table:style-name="ce9" office:value-type="string">
            <text:p>k-1</text:p>
          </table:table-cell>
          <table:table-cell table:style-name="ce10" office:value-type="string" table:number-columns-spanned="3" table:number-rows-spanned="1">
            <text:p>두 마리. (1) 크로는 지상에. 계단 바로 북 쪽에서. (2) 미케는 다만 옹벽에서 울리고있다. (3) 비가 바로 이어 내려왔다. 아직 페이스트를 그들이 먹고 있을 때. (4) 그들은 아직 페이스트를 먹고 있었지만, 서둘러 고체를 추가로 두고, 돌아갔다. &lt;2&gt; 공원을 나갈 땐 비가 이미 주룩주룩 내리고 있었다.</text:p>
            <text:p>https://ameblo.jp/jktkorea/entry-12417875482.html</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poniedziałek, ósmy listopada, drugi tydzień.</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kompozycja. dwie melodie. (2) pierwsza, to smutno[sad brzmiąca[sounding melodia. (3) druga, to wspaniało[great i jasno[bright brzmiąca.</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9">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物理学。（1）导出所谓`最速降线`。使用`欧拉－拉格朗日方程`。（2）让人赞叹[tan4的计算过程操作。</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это человек не мог получить[get любви от ма'тери, и возможно, тоже от о'&lt;a&gt;тца. (2) тре'тий лу'чший спо'соб, это, вы сами станете[become свое'й роди'тельской[of-parent фигу'рой.</text:p>
          </table:table-cell>
          <table:covered-table-cell table:number-columns-repeated="2" table:style-name="ce11"/>
          <table:table-cell table:style-name="ce12"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6020">http://benfranklin.chips.jp/cake_apps/Cake_IFM11/images/view/46020</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0">
          <table:table-cell table:style-name="ce2" table:number-columns-repeated="2"/>
          <table:table-cell table:style-name="ce6"/>
          <table:table-cell table:style-name="ce9" office:value-type="string">
            <text:p>a-1</text:p>
          </table:table-cell>
          <table:table-cell table:style-name="ce10" office:value-type="string" table:number-columns-spanned="2" table:number-rows-spanned="1">
            <text:p>كان يوم الاثنين، الثامن من تشرين الثاني، الأسبوع الثاني، الشهر الحادي عشر.</text:p>
          </table:table-cell>
          <table:covered-table-cell table:style-name="ce11"/>
          <table:table-cell table:style-name="ce11" office:value-type="string">
            <text:p>tishriyna-thaaniy[november</text:p>
          </table:table-cell>
          <table:table-cell table:style-name="ce12" office:value-type="string">
            <text:p>it was monday, the eight of november, the second week, eleventh month</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f-1</text:p>
          </table:table-cell>
          <table:table-cell table:style-name="ce10" office:value-type="string" table:number-columns-spanned="2" table:number-rows-spanned="1">
            <text:p>دوشنبه، هشتم ماه نوامبر، هفته دوم، ماه يزدهم بود.</text:p>
          </table:table-cell>
          <table:covered-table-cell table:style-name="ce11"/>
          <table:table-cell table:style-name="ce11" office:value-type="string">
            <text:p>novambr</text:p>
          </table:table-cell>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number-columns-repeated="2"/>
          <table:table-cell table:style-name="ce6" office:value-type="date" office:date-value="2021-11-11T10:09:11.259999">
            <text:p>1111</text:p>
          </table:table-cell>
          <table:table-cell table:style-name="ce9" office:value-type="string">
            <text:p>k-1</text:p>
          </table:table-cell>
          <table:table-cell table:style-name="ce10" office:value-type="string" table:number-columns-spanned="3" table:number-rows-spanned="1">
            <text:p>두 마리. (1) 미케는 울리지 않고 내려왔다. (2) 크로는 페이스트를 먹고 끝난 후, 장소를 바꿔어, 얼굴 주위의 모발 만들기를 시작한다. (3) 이어, 지상에 내려온다. (4) 잠시 마사지, 그리고, 느긋하게 함. (5) 옹벽으로 돌아가기. 고체.</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 środa. dziesiąty listopada, drugi tydzień, jedenasty miesiąc.</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zabawne. (1) na zakresie `kan`-u, ćwiczenie wydmuchania. &lt;2&gt; szczególnie, półnuty.</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2">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物理学。（1）学习高斯积分。e^(-ax^2) 的积分。（2）开始点是，该被积函数，平方的积分，把它分解为两条的线性函数积分，就是，∫f1dx, ∫f2dy。这些两条新产生的积分，把他们乘起来，则是，∫f1dx * ∫f2dy。（3）这条乘式，把它继续计算下去。</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1">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противоя'дие[antidote от травмати'ческих реа'кций : де'лайте то, на что вы под&lt;t&gt;се'ли. (2) --- не. в такое время, поговори'те[talk с са'мим собо'й, поговорите[tell, что, да, действительно[indeed, тебе[you было так грустно[sad, я тебя вижу[see.</text:p>
          </table:table-cell>
          <table:covered-table-cell table:number-columns-repeated="2" table:style-name="ce11"/>
          <table:table-cell table:style-name="ce12"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5990">http://benfranklin.chips.jp/cake_apps/Cake_IFM11/images/view/45990</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number-columns-repeated="2"/>
          <table:table-cell table:style-name="ce6" office:value-type="string">
            <text:p>dd</text:p>
          </table:table-cell>
          <table:table-cell table:style-name="ce9" office:value-type="string">
            <text:p>k-1</text:p>
          </table:table-cell>
          <table:table-cell table:style-name="ce10" office:value-type="string" table:number-columns-spanned="3" table:number-rows-spanned="1">
            <text:p>두 마리. (1) 공원에 도착한 때, 아니, 집을 나갔던 때, 때체로 8시가까이. (2) 크로 그리고 미케가 `평평` 으로 왔다. (3) 크로는 미케를 마사지 하고있을 때 미케의 목을 잡는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piątek, dwunasty listopada</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2">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dźwięki `kan`-u. na dziurze od piątej do zerowej. dźwięki wychodzili jaśne. &lt;2&gt; mięśni warg nie tak napięte.</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3">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今天早上，为我拍摄的图像们，当我对它们在添加备忘录时。关于数学的导数，来一颗念头。（2）如果写出，(∂y/∂x)(dx/dt)，这条数式，使用比喻，可以描写出，好像3件轮子。（3）拥有标志`t`的一件，当这一件旋转[xuan2zhuan3时，相邻[lin2的轮子，被标记为`x`，也旋转一些。随着 x 的旋转，最后的那一件，有标记`y`的那个，也同时旋转一些。（4）这些一串连运作，表示在这句话的开头上写出的数式的描写。该数式所意味的内容。</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4">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вы мо'жете это с&lt;z&gt;де'лать. (2) но, дава'йте возьме'&lt;jo&gt;м[take <text:s/>же'&lt;jo&gt;сткое[hard пра'вило[rule. (3) не испо'льзуйте его на расхо'ды на прожива'ние. --- не. бро'сь это. про'сто&lt;a&gt;, брось это воо'&lt;a&gt;бще[completely.</text:p>
          </table:table-cell>
          <table:covered-table-cell table:number-columns-repeated="2" table:style-name="ce11"/>
          <table:table-cell table:style-name="ce12" office:value-type="string">
            <text:p><text:span text:style-name="T1">upto : </text:span></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999">http://benfranklin.chips.jp/cake_apps/Cake_IFM11/images/view/45999</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7">
          <table:table-cell table:style-name="ce2" table:number-columns-repeated="2"/>
          <table:table-cell table:style-name="ce6"/>
          <table:table-cell table:style-name="ce9" office:value-type="string">
            <text:p>p-3</text:p>
          </table:table-cell>
          <table:table-cell table:style-name="ce10" office:value-type="string" table:number-columns-spanned="3" table:number-rows-spanned="1">
            <text:p>byłoby nie tak źle, gdyby `religia japońska` również miała `herezję`.</text:p>
          </table:table-cell>
          <table:covered-table-cell table:number-columns-repeated="2" table:style-name="ce11"/>
          <table:table-cell table:style-name="ce12"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788">http://benfranklin.chips.jp/cake_apps/Cake_IFM11/images/view/45788</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5">
          <table:table-cell table:style-name="ce2" table:number-columns-repeated="2"/>
          <table:table-cell table:style-name="ce6"/>
          <table:table-cell table:style-name="ce9" office:value-type="string">
            <text:p>a-1</text:p>
          </table:table-cell>
          <table:table-cell table:style-name="ce10" office:value-type="string">
            <text:p>مدرسة. الحضار. بشري. دمار. الإنسان. التدمير.</text:p>
          </table:table-cell>
          <table:table-cell table:style-name="ce11" office:value-type="string" table:number-columns-spanned="2" table:number-rows-spanned="1">
            <text:p>madrasa[school / al-h^ad^aar[civilization / bashari[human / damaar[devastation / tadmiyr[destruction / al-insaan[human</text:p>
          </table:table-cell>
          <table:covered-table-cell table:style-name="ce11"/>
          <table:table-cell table:style-name="ce12"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56">http://benfranklin.chips.jp/cake_apps/Cake_IFM11/images/view/45656</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6">
          <table:table-cell table:style-name="ce2" table:number-columns-repeated="2"/>
          <table:table-cell table:style-name="ce6"/>
          <table:table-cell table:style-name="ce9" office:value-type="string">
            <text:p>a-2</text:p>
          </table:table-cell>
          <table:table-cell table:style-name="ce10" office:value-type="string">
            <text:p>تدمير الإنسان من قبل المدرسة.</text:p>
          </table:table-cell>
          <table:table-cell table:style-name="ce11" office:value-type="string">
            <text:p>min~qibal[by / </text:p>
          </table:table-cell>
          <table:table-cell table:style-name="ce11" office:value-type="string">
            <text:p>human destruction by school.</text:p>
          </table:table-cell>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7">
          <table:table-cell table:number-columns-repeated="2" office:value-type="string">
            <text:p>*</text:p>
          </table:table-cell>
          <table:table-cell table:style-name="ce7" table:formula="of:=NOW()" office:value-type="date" office:date-value="2021-11-13T11:35:52.36">
            <text:p>1113 <text:s/>1135</text:p>
          </table:table-cell>
          <table:table-cell table:number-columns-repeated="5" office:value-type="string">
            <text:p>*</text:p>
          </table:table-cell>
          <table:table-cell table:style-name="ce7" table:formula="of:=NOW()" office:value-type="date" office:date-value="2021-11-13T11:35:52.36">
            <text:p>1113 <text:s/>1135</text:p>
          </table:table-cell>
          <table:table-cell table:style-name="ce7" table:formula="of:=NOW()" office:value-type="date" office:date-value="2021-11-13T11:35:52.36">
            <text:p>1113 <text:s/>1135</text:p>
          </table:table-cell>
          <table:table-cell table:number-columns-repeated="2" table:style-name="ce7" office:value-type="string">
            <text:p>*</text:p>
          </table:table-cell>
          <table:table-cell table:style-name="ce7" table:formula="of:=NOW()" office:value-type="date" office:date-value="2021-11-13T11:35:52.36">
            <text:p>1113 <text:s/>1135</text:p>
          </table:table-cell>
          <table:table-cell table:style-name="ce7" office:value-type="string">
            <text:p>*</text:p>
          </table:table-cell>
          <table:table-cell table:number-columns-repeated="1010"/>
        </table:table-row>
        <table:table-row table:style-name="ro1" table:number-rows-repeated="2">
          <table:table-cell table:number-columns-repeated="12"/>
          <table:table-cell table:style-name="ce15"/>
          <table:table-cell table:number-columns-repeated="1011"/>
        </table:table-row>
        <table:table-row table:style-name="ro1">
          <table:table-cell/>
          <table:table-cell table:style-name="Default"/>
          <table:table-cell table:number-columns-repeated="10"/>
          <table:table-cell table:style-name="ce15"/>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15"/>
          <table:table-cell table:number-columns-repeated="1011"/>
        </table:table-row>
        <table:table-row table:style-name="ro1" table:number-rows-repeated="2">
          <table:table-cell table:number-columns-repeated="12"/>
          <table:table-cell table:style-name="ce15"/>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15"/>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15"/>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15"/>
          <table:table-cell table:number-columns-repeated="1011"/>
        </table:table-row>
        <table:table-row table:style-name="ro1" table:number-rows-repeated="2">
          <table:table-cell table:number-columns-repeated="12"/>
          <table:table-cell table:style-name="ce15"/>
          <table:table-cell table:number-columns-repeated="1011"/>
        </table:table-row>
        <table:table-row table:style-name="ro17">
          <table:table-cell table:number-columns-repeated="12"/>
          <table:table-cell table:style-name="ce7"/>
          <table:table-cell table:number-columns-repeated="1011"/>
        </table:table-row>
        <table:table-row table:style-name="ro1" table:number-rows-repeated="35">
          <table:table-cell table:number-columns-repeated="12"/>
          <table:table-cell table:style-name="ce15"/>
          <table:table-cell table:number-columns-repeated="1011"/>
        </table:table-row>
        <table:table-row table:style-name="ro1" table:number-rows-repeated="104848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13">2021/11/13</text:date>, <text:time>11:35:52</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1-11-13T11:35:51.93</dc:date>
    <dc:creator>iwabuchi ken</dc:creator>
    <meta:editing-duration>P9DT7H51S</meta:editing-duration>
    <meta:editing-cycles>1371</meta:editing-cycles>
    <meta:generator>OpenOffice/4.1.3$Win32 OpenOffice.org_project/413m1$Build-9783</meta:generator>
    <meta:document-statistic meta:table-count="1" meta:cell-count="150" meta:object-count="0"/>
  </office:meta>
</office:document-meta>
</file>